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7179972705122938143"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8745523489912522737" text:style-name="L2">
        <text:list-item>
          <text:list>
            <text:list-header>
              <text:p text:style-name="P111">1.75 mile warm up at about 10:00/mile and rest a few minutes</text:p>
              <text:p text:style-name="P111">1 x 200, 4 x 400, 1 x 200 with about a 350m jog after each run. <text:s/></text:p>
              <text:p text:style-name="P111">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5975912215595835347" text:style-name="L3">
        <text:list-item>
          <text:list>
            <text:list-header>
              <text:p text:style-name="P112">5.5 miles averaging 12:27/mile</text:p>
              <text:p text:style-name="P112">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6366135196254164208" text:style-name="L4">
        <text:list-item>
          <text:p text:style-name="P11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3">Continue adjusting the speed so HR stays near 142. <text:s/>Also continue taking splits for each mile and remembering HR at the end of each mile. <text:s/>Stop running after a mile split goes above 9:30. <text:s/></text:p>
        </text:list-item>
        <text:list-item>
          <text:p text:style-name="P11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5167284250275110441" text:style-name="L5">
        <text:list-item>
          <text:list>
            <text:list-header>
              <text:p text:style-name="P118">0.75 mile splits: 9:06, 9:24, 8:13</text:p>
              <text:p text:style-name="P11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4119311333029028967" text:style-name="L6">
        <text:list-item>
          <text:list>
            <text:list-header>
              <text:p text:style-name="P121"><text:span text:style-name="T1">warm up:</text:span> 0.2 mile jog and rest 2 minutes</text:p>
              <text:p text:style-name="P121"><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6618604344257971158" text:style-name="L7">
        <text:list-item>
          <text:list>
            <text:list-header>
              <text:p text:style-name="P114"><text:s text:c="10"/>0.9 miles around the field at about 9:00/mile with no shoes</text:p>
              <text:list>
                <text:list-header>
                  <text:p text:style-name="P114">My foot felt better running with no shoes on the artificial turf than on the track with shoes.</text:p>
                  <text:p text:style-name="P114"/>
                  <text:p text:style-name="P114">Tues Sept 1, 2020 <text:span text:style-name="T1">3.6 miles</text:span> <text:s/>My foot continues to improve.</text:p>
                </text:list-header>
              </text:list>
            </text:list-header>
          </text:list>
        </text:list-item>
      </text:list>
      <text:list xml:id="list4120605567420106255" text:style-name="L8">
        <text:list-item>
          <text:list>
            <text:list-item>
              <text:list>
                <text:list-header>
                  <text:p text:style-name="P115"><text:span text:style-name="T1">warm up:</text:span> 1.25 miles mainly on grass with no shoes</text:p>
                  <text:p text:style-name="P115"><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6603385" text:continue-list="list6618604344257971158" text:style-name="L7">
        <text:list-item>
          <text:list>
            <text:list-item>
              <text:list>
                <text:list-header>
                  <text:p text:style-name="P114"><text:span text:style-name="T1">warm up:</text:span> 0.25 to the cemetery loop</text:p>
                  <text:p text:style-name="P114"><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6234658948587750190" text:style-name="L9">
        <text:list-item>
          <text:list>
            <text:list-header>
              <text:p text:style-name="P116">0.8 mile downhill walk, Ave Pace: 15:16/mile, Ave HR: 76,-&gt;1160 heartbeats/Mile, 267 ft/mile el. gain <text:s/></text:p>
              <text:p text:style-name="P116">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6593504" text:continue-numbering="true" text:style-name="L9">
        <text:list-item>
          <text:list>
            <text:list-header>
              <text:p text:style-name="P116">0.8 mile downhill walk, Ave Pace: 14:10/mile, Ave HR: 77,-&gt;1091 heartbeats/Mile, 267 ft/mile el. gain <text:s/></text:p>
              <text:p text:style-name="P116">0.8 mile uphill walk, <text:s text:c="5"/>Ave Pace: 14:34/mile, AveHR:110,-&gt;1602 heartbeats/Mile, 267 ft/mile el. loss</text:p>
              <text:p text:style-name="P116">0.8 mile downhill walk, Ave Pace: 15:11/mile, Ave HR: 94,-&gt;1427 heartbeats/Mile, 267 ft/mile el. gain <text:s/></text:p>
              <text:p text:style-name="P116">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6613509" text:continue-numbering="true" text:style-name="L9">
        <text:list-item>
          <text:list>
            <text:list-header>
              <text:p text:style-name="P116">0.8 mile downhill walk, Ave <text:span text:style-name="T1">Pace</text:span>: 15:16/mile, Ave HR: 76,-&gt;1160 heartbeats/Mile, 267 ft/mile el. gain <text:s/></text:p>
              <text:p text:style-name="P116">0.8 mile uphill walk, <text:s text:c="5"/>Ave Pace: 15:50/mile, Ave HR: 93,-&gt;1472 heartbeats/Mile, 267 ft/mile el. loss</text:p>
              <text:p text:style-name="P116">0.8 mile downhill walk, Ave Pace: 14:04/mile, Ave HR: 86,-&gt;1210 heartbeats/Mile, 267 ft/mile el. gain <text:s/></text:p>
              <text:p text:style-name="P116">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6605949" text:continue-numbering="true" text:style-name="L9">
        <text:list-item>
          <text:list>
            <text:list-header>
              <text:p text:style-name="P122">Warm down: <text:span text:style-name="T2">0.25 mile jog home</text:span></text:p>
              <text:p text:style-name="P123"/>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6613842" text:continue-numbering="true" text:style-name="L9">
        <text:list-item>
          <text:list>
            <text:list-header>
              <text:p text:style-name="P123">Time for 4.8 miles: 56: 32, Ave Pace: 11:51/mile, Ave HR:118,-&gt;1399 heartbeats/Mile</text:p>
              <text:p text:style-name="P122">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6583635" text:continue-numbering="true" text:style-name="L9">
        <text:list-item>
          <text:list>
            <text:list-header>
              <text:p text:style-name="P123">Today Oct 13:</text:p>
              <text:p text:style-name="P123">Time for 4.8 miles: 59: 34, Ave Pace: 12:24.5/mile, Ave HR:108.5,-&gt;1345 heartbeats/Mile</text:p>
              <text:p text:style-name="P123">On Thur <text:s/>Oct 8, 2020: </text:p>
              <text:p text:style-name="P123">Time for 4.8 miles: 59: 55, Ave Pace: 12:29/mile, Ave HR:112,-&gt;1398 heartbeats/Mile</text:p>
              <text:p text:style-name="P124">On Oct 8 when going up hill, I ran until my HR was up to 120 bpm and then walked until my HR was 110 bpm and then repeated.</text:p>
              <text:p text:style-name="P124">On Oct 13 when going up hill, I ran until my HR was up to 115 bpm and then walked until my HR was 105 bpm and then repeated.</text:p>
              <text:p text:style-name="P125">On Oct 13 my average rate was faster and heartbeats/mile was lower. Therefore this scheme is better. I should repeat these two workouts and also try the following:</text:p>
              <text:p text:style-name="P124">When going up hill, run until my HR is up to 110 bpm and then walk until my HR is 100 bpm and repeat.</text:p>
              <text:p text:style-name="P125"/>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n the past week: 14.7 miles running</text:p>
      <text:p text:style-name="P23"/>
      <text:p text:style-name="P83"><text:soft-page-break/>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text:soft-page-break/>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23"/>
      <text:p text:style-name="P23"/>
      <text:p text:style-name="P23"/>
      <text:p text:style-name="P67"><text:soft-page-break/>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oft-page-break/><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Continued on the next pag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3"><text:soft-page-break/>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text:soft-page-break/>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2" draw:name="graphics5" text:anchor-type="paragraph" svg:width="6.9547in" svg:height="2.2945in" draw:z-index="4"><draw:image xlink:href="Pictures/10000000000002DE000001D37FA19424.jpg" xlink:type="simple" xlink:show="embed" xlink:actuate="onLoad"/></draw:frame>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P23">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text:soft-page-break/>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
      <text:p text:style-name="P43">continued on next page</text:p>
      <text:p text:style-name="P43"/>
      <text:p text:style-name="P43"/>
      <text:p text:style-name="P43"/>
      <text:p text:style-name="P43"><text:soft-page-break/>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text:soft-page-break/>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oft-page-break/><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pan text:style-name="T1">Warm down:</text:span> 5:00 at a “speed” of 15</text:p>
      <text:p text:style-name="P76"/>
      <text:p text:style-name="P76">In the last week: 11.9 miles of running and good workouts on the elliptical.</text:p>
      <text:p text:style-name="P10"/>
      <text:p text:style-name="P23">Sat March 6, 2021 <text:span text:style-name="T1">no running</text:span></text:p>
      <text:p text:style-name="P10"/>
      <text:p text:style-name="P10"><text:span text:style-name="T2">Sun March 7, 2021</text:span></text:p>
      <text:p text:style-name="P10">Warm up:<text:span text:style-name="T2"> </text:span><text:s/><text:span text:style-name="T2">1.5 miles mainly on the 0.317 meter cemetery loop</text:span></text:p>
      <text:p text:style-name="P10">Run: <text:span text:style-name="T2">12 x cemetery loop = 3.80 miles in 40:10 or 10:34/mile</text:span></text:p>
      <text:p text:style-name="P10"><text:span text:style-name="T2">3 loop splits:10:12, 10:23, 10:12, 9:23 with the last loop at 9:18/mile pace.</text:span></text:p>
      <text:p text:style-name="P10"><text:span text:style-name="T2">Total ascent: 264 feet, Ave HR: 135</text:span></text:p>
      <text:p text:style-name="P10"><text:span text:style-name="T2"/></text:p>
      <text:p text:style-name="P10"><text:span text:style-name="T2"/></text:p>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tab/> <text:s text:c="2"/>Splits: 8:37, 8:57, 9:02, 10:00, 8:28<text:tab/><text:tab/><text:tab/> <text:s text:c="14"/></text:span><text:soft-page-break/>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9024278784677852832" text:style-name="L10">
        <text:list-item>
          <text:list>
            <text:list-header>
              <text:p text:style-name="P119">3.17 mile runs - 10 Greendale Cemetery loops, Total vertical ascent: 220 ft</text:p>
            </text:list-header>
          </text:list>
        </text:list-item>
      </text:list>
      <text:p text:style-name="P15"/>
      <text:p text:style-name="P16">Date<text:tab/>Time<text:tab/>Average Pace <text:s text:c="2"/>Ave Loop Time</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3-08T16:30:38.41</dc:date>
    <dc:creator>James Lombardi</dc:creator>
    <meta:editing-duration>P9DT21H53M39S</meta:editing-duration>
    <meta:editing-cycles>848</meta:editing-cycles>
    <meta:generator>OpenOffice/4.1.2$Win32 OpenOffice.org_project/412m3$Build-9782</meta:generator>
    <meta:document-statistic meta:table-count="0" meta:image-count="9" meta:object-count="0" meta:page-count="95" meta:paragraph-count="2570" meta:word-count="29166" meta:character-count="149105"/>
  </office:meta>
</office:document-meta>
</file>